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ed6" officeooo:paragraph-rsid="0017aed6"/>
    </style:style>
    <style:style style:name="P2" style:family="paragraph" style:parent-style-name="Standard">
      <style:paragraph-properties fo:text-align="center" style:justify-single-word="false"/>
      <style:text-properties fo:color="#ce181e" fo:font-size="16pt" officeooo:rsid="0019261d" officeooo:paragraph-rsid="0019fe5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1afcab" officeooo:paragraph-rsid="001afca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afcab" officeooo:paragraph-rsid="0030b49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weight="bold" officeooo:rsid="001afcab" officeooo:paragraph-rsid="001afca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weight="bold" officeooo:rsid="001afcab" officeooo:paragraph-rsid="002209f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weight="bold" officeooo:rsid="001afcab" officeooo:paragraph-rsid="0030b49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ea075" officeooo:paragraph-rsid="001ea07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ea075" officeooo:paragraph-rsid="002209f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6pt" fo:font-weight="normal" officeooo:rsid="001ea075" officeooo:paragraph-rsid="001ea075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6pt" fo:font-weight="normal" officeooo:rsid="001ea075" officeooo:paragraph-rsid="002209f0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6pt" fo:font-weight="normal" officeooo:rsid="001ea075" officeooo:paragraph-rsid="0030b49f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6pt" fo:font-weight="normal" officeooo:rsid="0030b49f" officeooo:paragraph-rsid="0030b49f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6pt" fo:font-weight="normal" officeooo:rsid="00206d81" officeooo:paragraph-rsid="00206d81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6pt" fo:font-weight="normal" officeooo:rsid="00322569" officeooo:paragraph-rsid="00322569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ize="16pt" fo:font-weight="normal" officeooo:rsid="00322569" officeooo:paragraph-rsid="00322569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ize="16pt" fo:font-weight="normal" officeooo:rsid="00322569" officeooo:paragraph-rsid="0033eaaa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6pt" fo:font-weight="normal" officeooo:rsid="0033950f" officeooo:paragraph-rsid="0033950f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6pt" fo:font-weight="bold" officeooo:rsid="001afcab" officeooo:paragraph-rsid="002209f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6pt" fo:font-weight="bold" officeooo:rsid="00206d81" officeooo:paragraph-rsid="00206d81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6pt" fo:font-weight="bold" officeooo:rsid="00319766" officeooo:paragraph-rsid="00319766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6pt" officeooo:rsid="001afcab" officeooo:paragraph-rsid="001afcab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000000" fo:font-size="16pt" officeooo:rsid="00206d81" officeooo:paragraph-rsid="00206d81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1f19ac" officeooo:paragraph-rsid="001f19ac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1f19ac" officeooo:paragraph-rsid="002209f0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1f19ac" officeooo:paragraph-rsid="00298944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1f19ac" officeooo:paragraph-rsid="0028da02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21ffb2" officeooo:paragraph-rsid="0021ffb2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28da02" officeooo:paragraph-rsid="0028da02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30b49f" officeooo:paragraph-rsid="0030b49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341ede" officeooo:paragraph-rsid="00341ede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officeooo:rsid="00206d81" officeooo:paragraph-rsid="00206d81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17aed6" officeooo:paragraph-rsid="0017aed6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6pt" officeooo:rsid="0017aed6" officeooo:paragraph-rsid="0017aed6" style:font-size-asian="16pt" style:font-size-complex="16pt"/>
    </style:style>
    <style:style style:name="P35" style:family="paragraph" style:parent-style-name="Standard">
      <style:text-properties fo:font-size="16pt" officeooo:rsid="0019261d" officeooo:paragraph-rsid="0019261d" style:font-size-asian="16pt" style:font-size-complex="16pt"/>
    </style:style>
    <style:style style:name="P36" style:family="paragraph" style:parent-style-name="Standard">
      <style:text-properties fo:font-size="16pt" officeooo:rsid="0019261d" officeooo:paragraph-rsid="0019fe55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3213cb" officeooo:paragraph-rsid="003213cb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ced7" fo:background-color="#e8f2fe" loext:char-shading-value="0" style:font-weight-asian="bold" style:font-weight-complex="bold"/>
    </style:style>
    <style:style style:name="T3" style:family="text">
      <style:text-properties fo:font-weight="bold" officeooo:rsid="00298944" fo:background-color="#e8f2fe" loext:char-shading-value="0" style:font-weight-asian="bold" style:font-weight-complex="bold"/>
    </style:style>
    <style:style style:name="T4" style:family="text">
      <style:text-properties fo:color="#7f0055" style:font-name="Consolas" fo:font-weight="bold" fo:background-color="#e8f2fe" loext:char-shading-value="0" style:font-weight-asian="bold"/>
    </style:style>
    <style:style style:name="T5" style:family="text">
      <style:text-properties fo:color="#6a3e3e" style:font-name="Consolas" fo:background-color="#e8f2fe" loext:char-shading-value="0"/>
    </style:style>
    <style:style style:name="T6" style:family="text">
      <style:text-properties fo:color="#6a3e3e" style:font-name="Consolas" officeooo:rsid="0030b49f" fo:background-color="#e8f2fe" loext:char-shading-value="0"/>
    </style:style>
    <style:style style:name="T7" style:family="text">
      <style:text-properties style:font-name="Consolas" fo:background-color="#e8f2fe" loext:char-shading-value="0"/>
    </style:style>
    <style:style style:name="T8" style:family="text">
      <style:text-properties style:font-name="Consolas" officeooo:rsid="001f19ac" fo:background-color="#e8f2fe" loext:char-shading-value="0"/>
    </style:style>
    <style:style style:name="T9" style:family="text">
      <style:text-properties style:font-name="Consolas" officeooo:rsid="002209f0" fo:background-color="#e8f2fe" loext:char-shading-value="0"/>
    </style:style>
    <style:style style:name="T10" style:family="text">
      <style:text-properties style:font-name="Consolas" officeooo:rsid="0030b49f" fo:background-color="#e8f2fe" loext:char-shading-value="0"/>
    </style:style>
    <style:style style:name="T11" style:family="text">
      <style:text-properties style:font-name="Consolas" officeooo:rsid="0033eaaa" fo:background-color="#e8f2fe" loext:char-shading-value="0"/>
    </style:style>
    <style:style style:name="T12" style:family="text">
      <style:text-properties fo:background-color="#e8f2fe" loext:char-shading-value="0"/>
    </style:style>
    <style:style style:name="T13" style:family="text">
      <style:text-properties officeooo:rsid="0021ffb2" fo:background-color="#e8f2fe" loext:char-shading-value="0"/>
    </style:style>
    <style:style style:name="T14" style:family="text">
      <style:text-properties officeooo:rsid="0028da02" fo:background-color="#e8f2fe" loext:char-shading-value="0"/>
    </style:style>
    <style:style style:name="T15" style:family="text">
      <style:text-properties officeooo:rsid="00298944" fo:background-color="#e8f2fe" loext:char-shading-value="0"/>
    </style:style>
    <style:style style:name="T16" style:family="text">
      <style:text-properties officeooo:rsid="002ae71d" fo:background-color="#e8f2fe" loext:char-shading-value="0"/>
    </style:style>
    <style:style style:name="T17" style:family="text">
      <style:text-properties officeooo:rsid="002bced7" fo:background-color="#e8f2fe" loext:char-shading-value="0"/>
    </style:style>
    <style:style style:name="T18" style:family="text">
      <style:text-properties officeooo:rsid="002209f0"/>
    </style:style>
    <style:style style:name="T19" style:family="text">
      <style:text-properties officeooo:rsid="00239771"/>
    </style:style>
    <style:style style:name="T20" style:family="text">
      <style:text-properties officeooo:rsid="00256b9c"/>
    </style:style>
    <style:style style:name="T21" style:family="text">
      <style:text-properties officeooo:rsid="0026b2ed"/>
    </style:style>
    <style:style style:name="T22" style:family="text">
      <style:text-properties officeooo:rsid="002dd133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dd133" style:font-style-asian="italic" style:font-style-complex="italic"/>
    </style:style>
    <style:style style:name="T25" style:family="text">
      <style:text-properties fo:font-style="italic" fo:background-color="#e8f2fe" loext:char-shading-value="0" style:font-style-asian="italic" style:font-style-complex="italic"/>
    </style:style>
    <style:style style:name="T26" style:family="text">
      <style:text-properties officeooo:rsid="0030b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INSTITUTO DE ENSEÑANZA SECUNDARIA “EL RINCÓN”</text:p>
      <text:p text:style-name="P37">DEPARTAMENTO DE INFORMÁTICA</text:p>
      <text:p text:style-name="P37"/>
      <text:p text:style-name="P33">Examen de Programación</text:p>
      <text:p text:style-name="P1"/>
      <text:p text:style-name="P34">Segunda Evaluación</text:p>
      <text:p text:style-name="P34">2 de Abril de2019</text:p>
      <text:p text:style-name="P34"/>
      <text:p text:style-name="P35"><text:span text:style-name="T1">INTRODUCCIÓN</text:span>: Leer atentamente las especificaciones contenidas en este documento.</text:p>
      <text:p text:style-name="P35"/>
      <text:p text:style-name="P35">Debe usarse el entorno de desarrollo Eclipse. </text:p>
      <text:p text:style-name="P35"/>
      <text:p text:style-name="P35">En primer lugar, debes importar como proyecto Git (repositorio local) <text:s/>el proyecto dado.</text:p>
      <text:p text:style-name="P35"/>
      <text:p text:style-name="P36">Para ello debes descomprimirlo. Debe aparecer una carpeta oculta , .git. Debes importar este proyecto usando la opción </text:p>
      <text:p text:style-name="P36"/>
      <text:p text:style-name="P2">Import →Projects from Git → Existing local repository.</text:p>
      <text:p text:style-name="P35"/>
      <text:p text:style-name="P35">Llegados a ese punto, selecciona la carpeta .git , mencionada anteriormente.</text:p>
      <text:p text:style-name="P35"/>
      <text:p text:style-name="P35">Debes comprobar que ya existe una versión inicial del proyecto.</text:p>
      <text:p text:style-name="P35"/>
      <text:p text:style-name="P36">Ir a la opción <text:s/></text:p>
      <text:p text:style-name="P36"/>
      <text:p text:style-name="P2">Botón Derecho sobre el proyecto → Team → Show in History.</text:p>
      <text:p text:style-name="P2"/>
      <text:p text:style-name="P22"/>
      <text:p text:style-name="P22"/>
      <text:p text:style-name="P20">DESARROLLO Y ENTREGA DEL EXAMEN:</text:p>
      <text:p text:style-name="P20"/>
      <text:p text:style-name="P26"><text:span text:style-name="T15"><text:s/>-Recordar la idea de </text:span><text:span text:style-name="T3">algoritmo</text:span><text:span text:style-name="T15">, como paso previo a la codificación en lenguaje Java </text:span><text:span text:style-name="T17">(¿</text:span><text:span text:style-name="T2">QUÉ</text:span><text:span text:style-name="T17"> <text:s/>hacer?)</text:span></text:p>
      <text:p text:style-name="P26"><text:span text:style-name="T15"/></text:p>
      <text:p text:style-name="P26"><text:span text:style-name="T15">- </text:span><text:span text:style-name="T16">Para codificar , copiar y adaptar el código del proyecto desarrollado en clase.</text:span></text:p>
      <text:p text:style-name="P26"><text:span text:style-name="T15"/></text:p>
      <text:p text:style-name="P14"><text:soft-page-break/>-Por cada ejercicio realizado se hará una versión (“<text:span text:style-name="T23">commit</text:span>”). Ocasionalmente el profesor mandará que se haga una versión, la cual se hará esté como esté el proyecto.</text:p>
      <text:p text:style-name="P14"/>
      <text:p text:style-name="P14">-<text:span text:style-name="T21">Los prototipos y referencias a los métodos deben ser los del enunciado.</text:span></text:p>
      <text:p text:style-name="P14"/>
      <text:p text:style-name="P23">-No está permitido el acceso a internet por ningún medio.</text:p>
      <text:p text:style-name="P23"/>
      <text:p text:style-name="P23">-Se debe conectar a internet sólo para subir el examen (comprimir la carpeta del proyecto)</text:p>
      <text:p text:style-name="P23"/>
      <text:p text:style-name="P23">-No se puede dejar el examen sin entrega.</text:p>
      <text:p text:style-name="P23"/>
      <text:p text:style-name="P23">-Los ejercicios deben implementarse y probarse, <text:span text:style-name="T22">desde el método </text:span><text:span text:style-name="T24">main</text:span><text:span text:style-name="T22">.</text:span></text:p>
      <text:p text:style-name="P23"/>
      <text:p text:style-name="P23">- <text:span text:style-name="T21">IMPORTANTE: <text:s text:c="2"/>Subir EXCLUSIVAMENTE lo que está en este enunciado. Cada método entregado ,no relacionado, <text:s/>penalizará con 0,5 puntos.</text:span></text:p>
      <text:p text:style-name="P32"/>
      <text:p text:style-name="P5"/>
      <text:p text:style-name="P3"/>
      <text:p text:style-name="P21">ENUNCIADOS DE LOS EJERCICIOS:</text:p>
      <text:p text:style-name="P21"/>
      <text:p text:style-name="P5">EJERCICIO 1</text:p>
      <text:p text:style-name="P3"/>
      <text:p text:style-name="P10">A partir del fichero “jugadores.txt”, se pide desarrollar un método con el prototipo siguiente:</text:p>
      <text:p text:style-name="P8"/>
      <text:p text:style-name="P10"><text:span text:style-name="T4">public</text:span><text:span text:style-name="T7"> ArrayList&lt;Jugador&gt; </text:span><text:span text:style-name="T8">ejercicio1 </text:span><text:span text:style-name="T7">(String </text:span><text:span text:style-name="T5">rutaJugadores , String equipo</text:span><text:span text:style-name="T7">)</text:span></text:p>
      <text:p text:style-name="P10"><text:span text:style-name="T7"/></text:p>
      <text:p text:style-name="P10"><text:span text:style-name="T7"/></text:p>
      <text:p text:style-name="P24"><text:span text:style-name="T12"/></text:p>
      <text:p text:style-name="P24"><text:span text:style-name="T12"/></text:p>
      <text:p text:style-name="P28"><text:span text:style-name="T12">Procedimiento:</text:span></text:p>
      <text:p text:style-name="P24"><text:span text:style-name="T12">Se recorre dicho fichero, comprobando si el jugador le</text:span><text:span text:style-name="T13">í</text:span><text:span text:style-name="T12">do pertenece al equipo dado por parámetro. Si pertenece se procede a crear el objeto jugador y se añade a la lista.</text:span></text:p>
      <text:p text:style-name="P10"><text:span text:style-name="T7"/></text:p>
      <text:p text:style-name="P10"><text:span text:style-name="T7"/></text:p>
      <text:p text:style-name="P6">EJERCICIO <text:span text:style-name="T18">2</text:span></text:p>
      <text:p text:style-name="P19"><text:soft-page-break/></text:p>
      <text:p text:style-name="P11"><text:span text:style-name="T19">Nuevamente, recorriendo e</text:span>l fichero “jugadores.txt” , <text:span text:style-name="T20">se pide obtener un mapa de jugadores por equipo. El prototipo debe ser el siguiente:</text:span></text:p>
      <text:p text:style-name="P9"/>
      <text:p text:style-name="P11"><text:span text:style-name="T4">public</text:span><text:span text:style-name="T7"> </text:span><text:span text:style-name="T9">HashMap</text:span><text:span text:style-name="T7">&lt;</text:span><text:span text:style-name="T9">String, ArrayList&lt;</text:span><text:span text:style-name="T7">Jugador</text:span><text:span text:style-name="T9">&gt;</text:span><text:span text:style-name="T7">&gt; </text:span><text:span text:style-name="T8">ejercicio</text:span><text:span text:style-name="T9">2</text:span><text:span text:style-name="T8"> </text:span><text:span text:style-name="T7">(String </text:span><text:span text:style-name="T5">rutaJugadores</text:span><text:span text:style-name="T7">)</text:span></text:p>
      <text:p text:style-name="P25"><text:span text:style-name="T12"/></text:p>
      <text:p text:style-name="P29"><text:span text:style-name="T12">La clave representa el código del equipo.</text:span></text:p>
      <text:p text:style-name="P27"><text:span text:style-name="T14"/></text:p>
      <text:p text:style-name="P29"><text:span text:style-name="T12">Si la ruta al fichero no existe, se devolverá null.</text:span></text:p>
      <text:p text:style-name="P11"><text:span text:style-name="T7"/></text:p>
      <text:p text:style-name="P11"><text:span text:style-name="T7"/></text:p>
      <text:p text:style-name="P7">EJERCICIO <text:span text:style-name="T26">3</text:span></text:p>
      <text:p text:style-name="P4"/>
      <text:p text:style-name="P12"><text:span text:style-name="T26">Recorrer e</text:span>l fichero “<text:span text:style-name="T26">equipos</text:span>.txt” , <text:s/><text:span text:style-name="T26">e imprimir una lista ordenada de los mismos, por su nombre.</text:span></text:p>
      <text:p text:style-name="P12"/>
      <text:p text:style-name="P12"/>
      <text:p text:style-name="P13">Este ejercicio se compone de dos métodos:</text:p>
      <text:p text:style-name="P12"/>
      <text:p text:style-name="P12"><text:span text:style-name="T4">public</text:span><text:span text:style-name="T7"> </text:span><text:span text:style-name="T9">ArrayList&lt;</text:span><text:span text:style-name="T10">Equipo</text:span><text:span text:style-name="T9">&gt;</text:span><text:span text:style-name="T7"> </text:span><text:span text:style-name="T8">ejercicio</text:span><text:span text:style-name="T10">3_1</text:span><text:span text:style-name="T8"> </text:span><text:span text:style-name="T7">(String </text:span><text:span text:style-name="T5">ruta</text:span><text:span text:style-name="T6">Equipos</text:span><text:span text:style-name="T7">)</text:span></text:p>
      <text:p text:style-name="P12"><text:span text:style-name="T7"/></text:p>
      <text:p text:style-name="P13"><text:span text:style-name="T7">public void ejercicio3_2 (</text:span><text:span text:style-name="T9">ArrayList&lt;</text:span><text:span text:style-name="T7">Equipo</text:span><text:span text:style-name="T9">&gt; </text:span><text:span text:style-name="T7">equipos)</text:span></text:p>
      <text:p text:style-name="P12"><text:span text:style-name="T7"/></text:p>
      <text:p text:style-name="P30"><text:span text:style-name="T12">El primer método debe devolver la lista ordenada de los equipos.</text:span></text:p>
      <text:p text:style-name="P30"><text:span text:style-name="T12">El segundo recorre dicha lista y los muestra por la consola.</text:span></text:p>
      <text:p text:style-name="P30"><text:span text:style-name="T12"/></text:p>
      <text:p text:style-name="P31"><text:span text:style-name="T12">IMPORTANTE: La ordenación debe hacerse usando la interfaz </text:span><text:span text:style-name="T25">Comparable</text:span><text:span text:style-name="T12">.</text:span></text:p>
      <text:p text:style-name="P12"><text:span text:style-name="T7"/></text:p>
      <text:p text:style-name="P15"><text:span text:style-name="T7">VALORACIÓN DE CADA EJERCICIO CORRECTO (*):</text:span></text:p>
      <text:p text:style-name="P15"><text:span text:style-name="T7"/></text:p>
      <text:p text:style-name="P16"><text:span text:style-name="T7">1 → 3</text:span></text:p>
      <text:p text:style-name="P16"><text:span text:style-name="T7">2 → 4</text:span></text:p>
      <text:p text:style-name="P16"><text:span text:style-name="T7"><text:s text:c="2"/>3_</text:span><text:span text:style-name="T11">1</text:span><text:span text:style-name="T7"> → </text:span><text:span text:style-name="T11">2</text:span><text:span text:style-name="T7"> </text:span></text:p>
      <text:p text:style-name="P17"><text:span text:style-name="T7"><text:s/>3_</text:span><text:span text:style-name="T11">2</text:span><text:span text:style-name="T7"> → </text:span><text:span text:style-name="T11">1</text:span></text:p>
      <text:p text:style-name="P15"><text:span text:style-name="T7"/></text:p>
      <text:p text:style-name="P15"><text:span text:style-name="T7">(*) Aquel que se invoca y funciona.</text:span></text:p>
      <text:p text:style-name="P15"><text:soft-page-break/><text:span text:style-name="T7"/></text:p>
      <text:p text:style-name="P18"><text:span text:style-name="T7">Suer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8:12:48.830000000</meta:creation-date>
    <dc:date>2019-04-01T19:56:09.817000000</dc:date>
    <meta:editing-duration>PT1H12M44S</meta:editing-duration>
    <meta:editing-cycles>33</meta:editing-cycles>
    <meta:generator>LibreOffice/6.1.4.2$Windows_X86_64 LibreOffice_project/9d0f32d1f0b509096fd65e0d4bec26ddd1938fd3</meta:generator>
    <meta:document-statistic meta:table-count="0" meta:image-count="0" meta:object-count="0" meta:page-count="4" meta:paragraph-count="50" meta:word-count="442" meta:character-count="2842" meta:non-whitespace-character-count="2435"/>
  </office:meta>
</office:document-meta>
</file>